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lso available in AJA Microfilm, Reel #202</text:p>
      <text:p text:style-name="P6"/>
      <text:p text:style-name="P6">VII Transcription</text:p>
      <text:p text:style-name="P2">(Symbols: ?=uncertain; []=supplied information; /=end of line)</text:p>
      <text:p text:style-name="P2"/>
      <text:p text:style-name="P2">[Page 1]</text:p>
      <text:p text:style-name="P3">In the Ledger<text:span text:style-name="T1">/</text:span></text:p>
      <text:p text:style-name="P4"><text:span text:style-name="T1">Mr [?] Tyons paper noted for its caution in circulating reports/ of doubtful authenticity has--inadvertently--on Tuesday last trans-/ferred to its columns a piece of news of a character as false/ as it was startling to the Jewish public. <text:s/>My coreligionists/ must have indeed rubbed their eyes, imagining they were not/ fully aroused from their slumbers, when they read </text:span><text:span text:style-name="T2">on Tuesday</text:span><text:span text:style-name="T1">/ </text:span><text:span text:style-name="T2">last</text:span><text:span text:style-name="T1"> that a government of their own has--for the last/ three years, existed within the borders of North America./ <text:s/>Strange! that a knowledge so important to the house of/ Israel, should have been withheld from those who spiritually/ guide it. <text:s/>Myself and colleagues ought early to have been/ made acquainted therewith. <text:s/>For we might have prepared/ our respective congregations against the day of a general exodus/ from America towards the land of [?]. <text:s/>We might/ have </text:span><text:span text:style-name="T2">employed</text:span><text:span text:style-name="T1"> exercised our persuasive eloquence in urging them/ to invest largely in the "loans" about to be issued by/ their "government" rather than a U. S. bond./</text:span></text:p>
      <text:p text:style-name="P4"><text:span text:style-name="T1">The idea is supremely ludicrous, and yet fraught with/ mischief. <text:s/>It </text:span><text:span text:style-name="T2">may</text:span><text:span text:style-name="T1"> must have emanated either from/ a diseased brain, or from a spirit intensely malignant./ <text:s/>In either case, I regret its having found </text:span><text:span text:style-name="T1">unmerited accep-/-tance among respectable journalists. <text:s/>Many of/ my christian neighbors may have a hearty laugh/ over it; but some more credulously inclined, will/ perchance put faith in it, and be induced to look/</text:span></text:p>
      <text:p text:style-name="P7"/>
      <text:p text:style-name="P7">[Page 2]</text:p>
      <text:p text:style-name="P4"><text:soft-page-break/><text:span text:style-name="T1">suspiciously on their Jewish fellow-man </text:span><text:span text:style-name="T2">and</text:span><text:span text:style-name="T1"> may well distrust/ his professions of loyalty to the constitution. <text:s/>I have/ therefore been impelled to say: that American Israelites/ own allegiance solely and exclusively to the laws that/ govern this union; that they are not engaged in any/ emigration scheme by which Palestine may be repeopled/ of its ancient possessors. <text:s/>Without doubt may the future/ fulfilment[sic!] of what their prophets </text:span><text:span text:style-name="T2">the</text:span><text:span text:style-name="T1"> have foretold they/ leave the advent of their national reconstruction in the/ hand of Him who will bring it to pass in His own good time./ <text:s/>Meanwhile they desire attending--unmolested--to the/ cultivation of the arts of peace in a country which has/ recognized their manhood, and where--in common with all/ its inhabitants they enjoy civil and religious freedom./ <text:s/>They are grateful to God that their lot has been cast in/ pleasant regions", and proud of being able to acknowledge/ themselves citizens of this republic. <text:s/>In a word: they are/ Jews in the Synagogue and at home: Americans in all/ their social and political relations./ <text:s/>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4:10:53.05</meta:creation-date>
    <dc:date>2012-03-01T14:43:59.36</dc:date>
    <dc:creator>Penn Libraries</dc:creator>
    <meta:editing-duration>PT00H07M0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580" meta:character-count="3817"/>
  </office:meta>
</office:document-meta>
</file>